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Roboto, 'Helvetica Neue', Arial, sans-serif, 'Apple Color Emoji', 'Segoe UI Emoji', 'Segoe UI Symbol'"/>
    <style:font-face style:name="Arial2"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font-name="Calibri1" officeooo:rsid="000e6883" officeooo:paragraph-rsid="000e6883"/>
    </style:style>
    <style:style style:name="P2" style:family="paragraph" style:parent-style-name="Heading_20_1">
      <style:text-properties style:font-name="Calibri1" officeooo:rsid="000e6883" officeooo:paragraph-rsid="000f07b9"/>
    </style:style>
    <style:style style:name="P3" style:family="paragraph" style:parent-style-name="Heading_20_1">
      <style:text-properties style:font-name="Calibri1" officeooo:rsid="000e6883" officeooo:paragraph-rsid="0010c516"/>
    </style:style>
    <style:style style:name="P4" style:family="paragraph" style:parent-style-name="Heading_20_1">
      <style:text-properties officeooo:paragraph-rsid="0010c516"/>
    </style:style>
    <style:style style:name="P5" style:family="paragraph" style:parent-style-name="Heading_20_1">
      <style:text-properties officeooo:paragraph-rsid="000e6883"/>
    </style:style>
    <style:style style:name="P6" style:family="paragraph" style:parent-style-name="Standard">
      <style:paragraph-properties fo:text-align="center" style:justify-single-word="false" style:writing-mode="lr-tb"/>
      <style:text-properties fo:color="#373a3c" style:font-name="Calibri1" fo:font-size="26pt" fo:language="pl" fo:country="PL" style:font-name-asian="Calibri2" style:font-size-asian="26pt" style:font-name-complex="Calibri2" style:font-size-complex="26pt"/>
    </style:style>
    <style:style style:name="P7" style:family="paragraph" style:parent-style-name="Standard">
      <style:paragraph-properties fo:text-align="end" style:justify-single-word="false" style:writing-mode="lr-tb"/>
      <style:text-properties fo:color="#373a3c" style:font-name="Calibri1" fo:font-size="14pt" fo:language="pl" fo:country="PL" style:font-name-asian="Calibri2" style:font-size-asian="14pt" style:font-name-complex="Calibri2" style:font-size-complex="14pt"/>
    </style:style>
    <style:style style:name="P8" style:family="paragraph" style:parent-style-name="Standard">
      <style:paragraph-properties fo:text-align="start" style:justify-single-word="false" style:writing-mode="lr-tb"/>
      <style:text-properties style:font-name="Calibri1" fo:font-size="14pt" style:font-size-asian="14pt" style:font-size-complex="14pt"/>
    </style:style>
    <style:style style:name="P9" style:family="paragraph" style:parent-style-name="Standard">
      <style:paragraph-properties fo:text-align="center" style:justify-single-word="false" style:writing-mode="lr-tb"/>
      <style:text-properties style:font-name="Calibri1" fo:font-size="36pt" style:font-size-asian="36pt" style:font-size-complex="36pt"/>
    </style:style>
    <style:style style:name="P10" style:family="paragraph" style:parent-style-name="Standard" style:master-page-name="Standard">
      <style:paragraph-properties fo:text-align="start" style:justify-single-word="false" style:page-number="auto" style:writing-mode="lr-tb"/>
      <style:text-properties style:font-name="Calibri1"/>
    </style:style>
    <style:style style:name="P11" style:family="paragraph" style:parent-style-name="Text_20_body">
      <style:paragraph-properties fo:text-align="justify" style:justify-single-word="false"/>
      <style:text-properties officeooo:paragraph-rsid="000e6883"/>
    </style:style>
    <style:style style:name="P12" style:family="paragraph" style:parent-style-name="Text_20_body">
      <style:paragraph-properties fo:text-align="justify" style:justify-single-word="false"/>
      <style:text-properties officeooo:paragraph-rsid="0012d0cf"/>
    </style:style>
    <style:style style:name="P13" style:family="paragraph" style:parent-style-name="Text_20_body">
      <style:paragraph-properties fo:text-align="justify" style:justify-single-word="false"/>
      <style:text-properties officeooo:paragraph-rsid="000f07b9"/>
    </style:style>
    <style:style style:name="P14" style:family="paragraph" style:parent-style-name="Text_20_body">
      <style:paragraph-properties fo:text-align="justify" style:justify-single-word="false"/>
      <style:text-properties officeooo:paragraph-rsid="0010c516"/>
    </style:style>
    <style:style style:name="T1" style:family="text">
      <style:text-properties fo:font-size="14pt" style:font-size-asian="14pt" style:font-size-complex="14pt"/>
    </style:style>
    <style:style style:name="T2" style:family="text">
      <style:text-properties fo:font-size="14pt" officeooo:rsid="000d8ab7" style:font-size-asian="14pt" style:font-size-complex="14pt"/>
    </style:style>
    <style:style style:name="T3" style:family="text">
      <style:text-properties fo:color="#373a3c" fo:font-size="14pt" fo:language="pl" fo:country="PL" style:font-name-asian="Calibri2" style:font-size-asian="14pt" style:font-name-complex="Calibri2" style:font-size-complex="14pt"/>
    </style:style>
    <style:style style:name="T4" style:family="text">
      <style:text-properties officeooo:rsid="000d8ab7"/>
    </style:style>
    <style:style style:name="T5" style:family="text">
      <style:text-properties style:font-name="Calibri1" officeooo:rsid="000e6883"/>
    </style:style>
    <style:style style:name="T6" style:family="text">
      <style:text-properties style:font-name="Calibri1" fo:font-style="italic" officeooo:rsid="000e6883" style:font-style-asian="italic" style:font-style-complex="italic"/>
    </style:style>
    <style:style style:name="T7" style:family="text">
      <style:text-properties style:font-name="Calibri1" fo:font-style="normal" officeooo:rsid="000e6883" style:font-style-asian="normal" style:font-style-complex="normal"/>
    </style:style>
    <style:style style:name="T8" style:family="text">
      <style:text-properties style:font-name="Calibri1" officeooo:rsid="000f07b9"/>
    </style:style>
    <style:style style:name="T9" style:family="text">
      <style:text-properties style:font-name="Calibri1" officeooo:rsid="0010c516"/>
    </style:style>
    <style:style style:name="T10" style:family="text">
      <style:text-properties style:font-name="Calibri1" officeooo:rsid="001160a3"/>
    </style:style>
    <style:style style:name="T11" style:family="text">
      <style:text-properties style:font-name="Calibri1" officeooo:rsid="0012d0cf"/>
    </style:style>
    <style:style style:name="T12" style:family="text">
      <style:text-properties style:font-name="Calibri1" officeooo:rsid="001447ab"/>
    </style:style>
    <style:style style:name="T13" style:family="text">
      <style:text-properties style:font-name="Calibri1" officeooo:rsid="001541db"/>
    </style:style>
    <style:style style:name="T14" style:family="text">
      <style:text-properties style:font-name="Calibri1" officeooo:rsid="00170fdb"/>
    </style:style>
    <style:style style:name="T15" style:family="text">
      <style:text-properties style:font-name="Calibri1" officeooo:rsid="0018d500"/>
    </style:style>
    <style:style style:name="T16" style:family="text">
      <style:text-properties officeooo:rsid="000f07b9"/>
    </style:style>
    <style:style style:name="T17" style:family="text">
      <style:text-properties officeooo:rsid="0010c5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Politechnika Śląska <text:s text:c="72"/>Gliwice </text:span><text:span text:style-name="T2">30</text:span><text:span text:style-name="T3">.10.2019</text:span></text:p>
      <text:p text:style-name="P8">Wydział Automatyki Elektroniki i Informatyki</text:p>
      <text:p text:style-name="P8">Automatyka i Robotyka sem. 7</text:p>
      <text:p text:style-name="P8"/>
      <text:p text:style-name="P8"/>
      <text:p text:style-name="P8"/>
      <text:p text:style-name="P8"/>
      <text:p text:style-name="P8"/>
      <text:p text:style-name="P8"/>
      <text:p text:style-name="P9">Metody sztucznej Inteligencji</text:p>
      <text:p text:style-name="P9">Laboratorium</text:p>
      <text:p text:style-name="P6">Ćw <text:span text:style-name="T4">1</text:span>. Sieci jednokierunkowe</text:p>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Skład Sekcji</text:p>
      <text:p text:style-name="P7">Szymon Zosgórnik</text:p>
      <text:p text:style-name="P7">Michał Cieśliński</text:p>
      <text:p text:style-name="P7">Grupa 3</text:p>
      <text:h text:style-name="P5" text:outline-level="1"><text:soft-page-break/><text:span text:style-name="T5">1. Wstęp</text:span></text:h>
      <text:p text:style-name="P11"><text:span text:style-name="T5"><text:tab/>Sprawozdanie to jest zbiorem wniosków odnośnie wyników zaprezentowanych w pliku </text:span><text:span text:style-name="T6">matlab_report.pdf</text:span><text:span text:style-name="T7">. Wspomniany </text:span><text:span text:style-name="T6">pdf</text:span><text:span text:style-name="T7"> został wygenerowany w sposób automatyczny za pomocą funkcji publish dostępnej w środowisku Matlab. Kod źródłowy, którym posłużono się do stworzenia tego skryptu również jest dostępny w </text:span><text:span text:style-name="T6">matlab_report.pdf</text:span><text:span text:style-name="T7">.</text:span></text:p>
      <text:p text:style-name="P11"><text:span text:style-name="T5"><text:tab/>Celem ćwiczenia było zamodelowanie oraz późniejsze zbadanie neuronowej sieci jednokierunkowej z algorytmem propagacji wstecz. Aby to wykonać wykorzystano takie funkcje środowiska Matlab jak: newff, train oraz sim, które są pomocne do tworzenia sieci – newff, trenowania jej - train oraz symuacji – sim. </text:span></text:p>
      <text:h text:style-name="P1" text:outline-level="1">2. Przygotowanie uczącego i testowego zbioru</text:h>
      <text:p text:style-name="P11"><text:span text:style-name="T10"><text:tab/>W</text:span><text:span text:style-name="T5">ygenerowa</text:span><text:span text:style-name="T10">no</text:span><text:span text:style-name="T5"> zbiór punktów pobranych z </text:span><text:span text:style-name="T10">badanej </text:span><text:span text:style-name="T5">funkcji i doda</text:span><text:span text:style-name="T10">no</text:span><text:span text:style-name="T5"> do nich szum. Tak powstał zbiór punktów uczących (Xlearn, Dlearn). </text:span><text:span text:style-name="T11">S</text:span><text:span text:style-name="T5">twor</text:span><text:span text:style-name="T11">zono także</text:span><text:span text:style-name="T5"> zbiór punktów testowych (Xtest, Dtest) </text:span><text:span text:style-name="T11">jako </text:span><text:span text:style-name="T5">punkt</text:span><text:span text:style-name="T11">y</text:span><text:span text:style-name="T5"> z </text:span><text:span text:style-name="T11">innym </text:span><text:span text:style-name="T5">szumem, przesun</text:span><text:span text:style-name="T11">ięte o stałą względem zbioru uczącego</text:span><text:span text:style-name="T5">.</text:span></text:p>
      <text:p text:style-name="P12"><text:span text:style-name="T5"><text:tab/></text:span><text:span text:style-name="T10">Wpływ różnych czynników na efektywność nauki sieci został zbadany poprzez siedmiokrotne powtórzenie danej próby, błędy średniokwadratowe w dopasowaniu dla poszczególnych sieci zostały uśrednione i przedstawione na wykresach.</text:span></text:p>
      <text:h text:style-name="P2" text:outline-level="1"><text:span text:style-name="T16">3</text:span>. <text:span text:style-name="T16">Wpływ liczby warstw sieci na jakość aproksymacji zbioru uczącego i weryfikującego</text:span></text:h>
      <text:p text:style-name="P13"><text:span text:style-name="T8"><text:tab/></text:span><text:span text:style-name="T13">Każda z badanych warstw składała się z czterech neuronów. </text:span><text:span text:style-name="T12">Dla jednej i dwóch warstw sieci neuronowej dopasowanie było bliskie wejściowej funkcji. Zwiększenie liczby sieci neuronowej zaowocowało większą podatnością na pojawienie się pików na wykresie. Dodatkowo zaobserwowano zwiększenie się błędu średniokwadratowego dla zbioru testowego.</text:span></text:p>
      <text:h text:style-name="P2" text:outline-level="1"><text:span text:style-name="T16">4. Wpływ liczby neuronów w warstwach sieci na jakość aproksymacji zbioru uczącego i weryfikującego</text:span></text:h>
      <text:p text:style-name="P13"><text:span text:style-name="T8"><text:tab/></text:span><text:span text:style-name="T13">Badanie wykonano za pomocą inkrementacji liczby neuronów w warstwach sieci począwszy od 1, skończywszy na 20. Nauka sieci neuronowej przy użyciu zbyt małej liczby neuronów (mniejszej od 4) skutkowała dużymi błędami średniokwadratowymi i brakiem dopasowania się do badanej funkcji. Wartości zbliżone do optymalnych w tym przypadku to 5 – 6, chociaż zaobserwowano także umiejscowienie optimum na wartości 7 przy innym random seedzie. Większe ilości neuronów w danej warstwie skutkowały dopasowaniem się jedynie do zbioru uczącego, co jest widoczne na wykresach funkcji. Zaobserwowano systematycznie zwiększanie się błędu zbioru testowego.</text:span></text:p>
      <text:h text:style-name="P3" text:outline-level="1"><text:soft-page-break/><text:span text:style-name="T17">5. Wpływ postaci funkcji aktywacji na jakość aproksymacji zbioru uczącego i weryfikującego</text:span></text:h>
      <text:p text:style-name="P14"><text:span text:style-name="T9"><text:tab/></text:span><text:span text:style-name="T14">Zbadano przypadek 2 warstw sieci składających się z </text:span><text:span text:style-name="T15">7</text:span><text:span text:style-name="T14"> neuronów. Niestety odtworzenie przypadku kontrolnego składającego się z dwóch funkcji tansig nie powiodło się – pojawiły się większe rozbieżności niż w punkcie 3. Powodem takiego wyniku jest złe dobranie ilości neuronów. Zaobserwowano zwiększenie się błędów zbioru testowego dla kombinacji funkcji tansig z logsig oraz zmniejszenie się tychże błędów dla kombinacji tansig z purelin oraz purelin z logsig. </text:span></text:p>
      <text:h text:style-name="P4" text:outline-level="1"><text:span text:style-name="T9">6</text:span><text:span text:style-name="T8">. Wpływ </text:span><text:span text:style-name="T9">wyboru metody uczenia</text:span><text:span text:style-name="T8"> na jakość aproksymacji zbioru uczącego i weryfikującego</text:span></text:h>
      <text:p text:style-name="P14"><text:span text:style-name="T8"><text:tab/></text:span><text:span text:style-name="T15">Zbadano przypadek 1 warstwy sieci składającej się z 7 neuronów. Najlepsze wyniki uzyskano dla funkcji trainlm. Fakt może być uzasadniony tym, że do wcześniejszego doboru parametrów sieci użyto właśnie tejże metody uczenia.</text:span></text:p>
      <text:h text:style-name="P3" text:outline-level="1"><text:span text:style-name="T17">7. Wpływ liczby epok na jakość aproksymacji zbioru uczącego i weryfikującego</text:span></text:h>
      <text:p text:style-name="P14"><text:span text:style-name="T9"><text:tab/></text:span><text:span text:style-name="T15">Zbyt mała liczba epok skutkowała gorszymi rezultatami w trenowaniu sieci neuronowej, co jest widoczne zarówno na wykresach funkcji, jak i błędów. Jednakże 400 epok spowodowało przetrenowanie sieci i dopasowanie się jedynie do zbioru ucząceg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Roboto, 'Helvetica Neue', Arial, sans-serif, 'Apple Color Emoji', 'Segoe UI Emoji', 'Segoe UI Symbol'"/>
    <style:font-face style:name="Arial2"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22:18:52.536000000</meta:creation-date>
    <dc:date>2019-11-13T23:48:12.944000000</dc:date>
    <meta:editing-duration>PT57M26S</meta:editing-duration>
    <meta:editing-cycles>9</meta:editing-cycles>
    <meta:generator>LibreOffice/6.1.5.2$Windows_X86_64 LibreOffice_project/90f8dcf33c87b3705e78202e3df5142b201bd805</meta:generator>
    <meta:document-statistic meta:table-count="0" meta:image-count="0" meta:object-count="0" meta:page-count="3" meta:paragraph-count="26" meta:word-count="505" meta:character-count="3797" meta:non-whitespace-character-count="3231"/>
  </office:meta>
</office:document-meta>
</file>